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00000001005D5FDF6DBC99F771.png" manifest:media-type="image/png"/>
  <manifest:file-entry manifest:full-path="Pictures/100002010000003E0000002FF991BB7930DB95D0.png" manifest:media-type="image/png"/>
  <manifest:file-entry manifest:full-path="Pictures/100000000000017A000001534B7677389F593B60.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erif" svg:font-family="'Noto Serif'" style:font-family-generic="roman" style:font-pitch="variable"/>
    <style:font-face style:name="Droid Sans Fallback" svg:font-family="'Droid Sans Fallback'"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342cm" fo:min-width="3.272cm"/>
    </style:style>
    <style:style style:name="gr3" style:family="graphic" style:parent-style-name="standard">
      <style:graphic-properties draw:textarea-horizontal-align="justify" draw:textarea-vertical-align="middle" draw:auto-grow-height="false" fo:min-height="4.062cm" fo:min-width="3.812cm"/>
    </style:style>
    <style:style style:name="gr4" style:family="graphic" style:parent-style-name="standard">
      <style:graphic-properties draw:fill-color="#ff6600" draw:textarea-horizontal-align="justify" draw:textarea-vertical-align="middle" draw:auto-grow-height="false" fo:min-height="1.368cm" fo:min-width="1.118cm"/>
    </style:style>
    <style:style style:name="gr5" style:family="graphic" style:parent-style-name="objectwithoutfill">
      <style:graphic-properties svg:stroke-width="0.028cm" svg:stroke-color="#ffffff" draw:marker-start-width="0.242cm" draw:marker-end-width="0.242cm" draw:fill="none" draw:textarea-vertical-align="middle" fo:padding-top="0.139cm" fo:padding-bottom="0.139cm" fo:padding-left="0.264cm" fo:padding-right="0.264cm"/>
    </style:style>
    <style:style style:name="gr6" style:family="graphic" style:parent-style-name="standard">
      <style:graphic-properties draw:textarea-horizontal-align="justify" draw:textarea-vertical-align="middle" draw:auto-grow-height="false" fo:min-height="2.266cm" fo:min-width="6.864cm"/>
    </style:style>
    <style:style style:name="gr7" style:family="graphic" style:parent-style-name="standard">
      <style:graphic-properties draw:textarea-horizontal-align="justify" draw:textarea-vertical-align="middle" draw:auto-grow-height="false" fo:min-height="0.512cm" fo:min-width="16.518cm"/>
    </style:style>
    <style:style style:name="gr8" style:family="graphic" style:parent-style-name="standard">
      <style:graphic-properties draw:fill-color="#ff9900" draw:textarea-horizontal-align="justify" draw:textarea-vertical-align="middle" draw:auto-grow-height="false" fo:min-height="0.512cm" fo:min-width="7.12cm"/>
    </style:style>
    <style:style style:name="gr9" style:family="graphic" style:parent-style-name="standard">
      <style:graphic-properties draw:fill-color="#ff6600" draw:textarea-horizontal-align="justify" draw:textarea-vertical-align="middle" draw:auto-grow-height="false" fo:min-height="0.512cm" fo:min-width="3.818cm"/>
    </style:style>
    <style:style style:name="gr10" style:family="graphic" style:parent-style-name="standard">
      <style:graphic-properties draw:fill-color="#00ccff" draw:textarea-horizontal-align="justify" draw:textarea-vertical-align="middle" draw:auto-grow-height="false" fo:min-height="0.512cm" fo:min-width="3.818cm"/>
    </style:style>
    <style:style style:name="gr11" style:family="graphic" style:parent-style-name="standard">
      <style:graphic-properties draw:fill-color="#00cc33" draw:textarea-horizontal-align="justify" draw:textarea-vertical-align="middle" draw:auto-grow-height="false" fo:min-height="1.726cm" fo:min-width="2.734cm"/>
    </style:style>
    <style:style style:name="gr12" style:family="graphic" style:parent-style-name="standard">
      <style:graphic-properties draw:fill-color="#00cc33" draw:textarea-horizontal-align="justify" draw:textarea-vertical-align="middle" draw:auto-grow-height="false" fo:min-height="1.906cm" fo:min-width="2.914cm"/>
    </style:style>
    <style:style style:name="gr13" style:family="graphic" style:parent-style-name="objectwithoutfill">
      <style:graphic-properties svg:stroke-width="0.035cm" svg:stroke-color="#ffffff" draw:marker-start-width="0.252cm" draw:marker-end-width="0.252cm" draw:fill="none" draw:textarea-vertical-align="middle" fo:padding-top="0.142cm" fo:padding-bottom="0.142cm" fo:padding-left="0.267cm" fo:padding-right="0.267cm"/>
    </style:style>
    <style:style style:name="gr14" style:family="graphic" style:parent-style-name="standard">
      <style:graphic-properties draw:textarea-horizontal-align="justify" draw:textarea-vertical-align="middle" draw:auto-grow-height="false" fo:min-height="8.372cm" fo:min-width="15.846cm"/>
    </style:style>
    <style:style style:name="gr15" style:family="graphic" style:parent-style-name="standard">
      <style:graphic-properties draw:fill-color="#ff9900" draw:textarea-horizontal-align="justify" draw:textarea-vertical-align="middle" draw:auto-grow-height="false" fo:min-height="1.726cm" fo:min-width="1.836cm"/>
    </style:style>
    <style:style style:name="gr16" style:family="graphic" style:parent-style-name="standard">
      <style:graphic-properties draw:fill-color="#3399ff" draw:textarea-horizontal-align="justify" draw:textarea-vertical-align="middle" draw:auto-grow-height="false" fo:min-height="2.444cm" fo:min-width="3.632cm"/>
    </style:style>
    <style:style style:name="gr17" style:family="graphic" style:parent-style-name="standard">
      <style:graphic-properties draw:fill-color="#3399ff" draw:textarea-horizontal-align="justify" draw:textarea-vertical-align="middle" draw:auto-grow-height="false" fo:min-height="2.444cm" fo:min-width="4.17cm"/>
    </style:style>
    <style:style style:name="gr18" style:family="graphic" style:parent-style-name="standard">
      <style:graphic-properties draw:fill-color="#66ff66" draw:textarea-horizontal-align="justify" draw:textarea-vertical-align="middle" draw:auto-grow-height="false" fo:min-height="2.984cm" fo:min-width="5.248cm"/>
    </style:style>
    <style:style style:name="gr19" style:family="graphic" style:parent-style-name="standard">
      <style:graphic-properties draw:fill-color="#ff9900" draw:textarea-horizontal-align="justify" draw:textarea-vertical-align="middle" draw:auto-grow-height="false" fo:min-height="2.086cm" fo:min-width="2.194cm"/>
    </style:style>
    <style:style style:name="gr20" style:family="graphic" style:parent-style-name="standard">
      <style:graphic-properties draw:fill-color="#ff0000" draw:textarea-horizontal-align="justify" draw:textarea-vertical-align="middle" draw:auto-grow-height="false" fo:min-height="1.546cm" fo:min-width="3.632cm"/>
    </style:style>
    <style:style style:name="gr21" style:family="graphic" style:parent-style-name="standard">
      <style:graphic-properties draw:textarea-horizontal-align="justify" draw:textarea-vertical-align="middle" draw:auto-grow-height="false" fo:min-height="7.654cm" fo:min-width="11.534cm"/>
    </style:style>
    <style:style style:name="gr22" style:family="graphic" style:parent-style-name="standard">
      <style:graphic-properties draw:stroke="dash" draw:stroke-dash="Dashed_20__28_var_29_" svg:stroke-width="0.035cm" svg:stroke-color="#ff420e" draw:marker-start-width="0.252cm" draw:marker-end-width="0.252cm" draw:fill="none" draw:textarea-horizontal-align="justify" draw:textarea-vertical-align="middle" draw:auto-grow-height="false" fo:min-height="7.978cm" fo:min-width="4.676cm" fo:padding-top="0.142cm" fo:padding-bottom="0.142cm" fo:padding-left="0.267cm" fo:padding-right="0.267cm"/>
    </style:style>
    <style:style style:name="gr23" style:family="graphic" style:parent-style-name="standard">
      <style:graphic-properties draw:stroke="dash" draw:stroke-dash="Dashed_20__28_var_29_" svg:stroke-width="0.035cm" svg:stroke-color="#ff420e" draw:marker-start-width="0.252cm" draw:marker-end-width="0.252cm" draw:fill="none" draw:textarea-horizontal-align="justify" draw:textarea-vertical-align="middle" draw:auto-grow-height="false" fo:min-height="7.62cm" fo:min-width="4.676cm" fo:padding-top="0.142cm" fo:padding-bottom="0.142cm" fo:padding-left="0.267cm" fo:padding-right="0.267cm"/>
    </style:style>
    <style:style style:name="gr24" style:family="graphic" style:parent-style-name="standard">
      <style:graphic-properties draw:stroke="dash" draw:stroke-dash="Dashed_20__28_var_29_" svg:stroke-width="0.035cm" svg:stroke-color="#ff420e" draw:marker-start-width="0.252cm" draw:marker-end-width="0.252cm" draw:fill="none" draw:textarea-horizontal-align="justify" draw:textarea-vertical-align="middle" draw:auto-grow-height="false" fo:min-height="8.698cm" fo:min-width="5.932cm" fo:padding-top="0.142cm" fo:padding-bottom="0.142cm" fo:padding-left="0.267cm" fo:padding-right="0.267cm"/>
    </style:style>
    <style:style style:name="gr25" style:family="graphic" style:parent-style-name="standard">
      <style:graphic-properties draw:stroke="none" draw:stroke-dash="Ultrafine_20_Dashed" svg:stroke-color="#ff420e" draw:fill="none" draw:fill-color="#ffffff" draw:textarea-horizontal-align="justify" draw:textarea-vertical-align="middle" draw:auto-grow-height="false" fo:min-height="1.02cm" fo:min-width="2.04cm"/>
    </style:style>
    <style:style style:name="gr26" style:family="graphic" style:parent-style-name="standard">
      <style:graphic-properties draw:stroke="none" draw:stroke-dash="Ultrafine_20_Dashed" svg:stroke-color="#ff420e" draw:fill="none" draw:fill-color="#ffffff" draw:textarea-horizontal-align="justify" draw:textarea-vertical-align="middle" draw:auto-grow-height="false" fo:min-height="0.766cm" fo:min-width="2.548cm"/>
    </style:style>
    <style:style style:name="gr27" style:family="graphic" style:parent-style-name="standard">
      <style:graphic-properties draw:stroke="none" draw:stroke-dash="Ultrafine_20_Dashed" svg:stroke-color="#ff420e" draw:fill="none" draw:fill-color="#ffffff" draw:textarea-horizontal-align="justify" draw:textarea-vertical-align="middle" draw:auto-grow-height="false" fo:min-height="0.766cm" fo:min-width="4.072cm"/>
    </style:style>
    <style:style style:name="gr28" style:family="graphic" style:parent-style-name="standard">
      <style:graphic-properties draw:textarea-horizontal-align="justify" draw:textarea-vertical-align="middle" draw:auto-grow-height="false" fo:min-height="7.654cm" fo:min-width="4.71cm"/>
    </style:style>
    <style:style style:name="gr29" style:family="graphic" style:parent-style-name="standard">
      <style:graphic-properties draw:textarea-horizontal-align="justify" draw:textarea-vertical-align="middle" draw:auto-grow-height="false" fo:min-height="5.318cm" fo:min-width="14.948cm"/>
    </style:style>
    <style:style style:name="gr30" style:family="graphic" style:parent-style-name="standard">
      <style:graphic-properties draw:fill-color="#ff9900" draw:textarea-horizontal-align="justify" draw:textarea-vertical-align="middle" draw:auto-grow-height="false" fo:min-height="1.546cm" fo:min-width="1.296cm"/>
    </style:style>
    <style:style style:name="gr31" style:family="graphic" style:parent-style-name="standard">
      <style:graphic-properties draw:fill-color="#ff9900" draw:textarea-horizontal-align="justify" draw:textarea-vertical-align="middle" draw:auto-grow-height="false" fo:min-height="1.906cm" fo:min-width="1.836cm"/>
    </style:style>
    <style:style style:name="gr32" style:family="graphic" style:parent-style-name="standard">
      <style:graphic-properties draw:fill-color="#ffff00" draw:textarea-horizontal-align="justify" draw:textarea-vertical-align="middle" draw:auto-grow-height="false" fo:min-height="1.726cm" fo:min-width="3.092cm"/>
    </style:style>
    <style:style style:name="gr33" style:family="graphic" style:parent-style-name="standard">
      <style:graphic-properties draw:stroke="dash" draw:stroke-dash="Dashed_20__28_var_29_" svg:stroke-width="0.035cm" svg:stroke-color="#ff420e" draw:marker-start-width="0.252cm" draw:marker-end-width="0.252cm" draw:fill="none" draw:textarea-horizontal-align="justify" draw:textarea-vertical-align="middle" draw:auto-grow-height="false" fo:min-height="7.474cm" fo:min-width="7.942cm" fo:padding-top="0.142cm" fo:padding-bottom="0.142cm" fo:padding-left="0.267cm" fo:padding-right="0.267cm"/>
    </style:style>
    <style:style style:name="gr34" style:family="graphic" style:parent-style-name="standard">
      <style:graphic-properties draw:stroke="none" draw:fill="none" draw:textarea-horizontal-align="justify" draw:textarea-vertical-align="middle" draw:auto-grow-height="false" fo:min-height="0.766cm" fo:min-width="5.85cm"/>
    </style:style>
    <style:style style:name="gr35" style:family="graphic" style:parent-style-name="standard">
      <style:graphic-properties draw:textarea-horizontal-align="justify" draw:textarea-vertical-align="middle" draw:auto-grow-height="false" fo:min-height="7.654cm" fo:min-width="7.762cm"/>
    </style:style>
    <style:style style:name="gr36" style:family="graphic" style:parent-style-name="standard">
      <style:graphic-properties draw:fill-color="#66ff66" draw:textarea-horizontal-align="justify" draw:textarea-vertical-align="middle" draw:auto-grow-height="false" fo:min-height="2.444cm" fo:min-width="5.248cm"/>
    </style:style>
    <style:style style:name="gr37" style:family="graphic" style:parent-style-name="standard">
      <style:graphic-properties draw:fill-color="#ff0000" draw:textarea-horizontal-align="justify" draw:textarea-vertical-align="middle" draw:auto-grow-height="false" fo:min-height="1.906cm" fo:min-width="3.632cm"/>
    </style:style>
    <style:style style:name="gr38"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39" style:family="graphic" style:parent-style-name="standard">
      <style:graphic-properties draw:textarea-horizontal-align="justify" draw:textarea-vertical-align="middle" draw:auto-grow-height="false" fo:min-height="12.196cm" fo:min-width="1.532cm"/>
    </style:style>
    <style:style style:name="gr40" style:family="graphic" style:parent-style-name="standard">
      <style:graphic-properties draw:textarea-horizontal-align="justify" draw:textarea-vertical-align="middle" draw:auto-grow-height="false" fo:min-height="9.63cm" fo:min-width="8.66cm"/>
    </style:style>
    <style:style style:name="gr41" style:family="graphic" style:parent-style-name="standard">
      <style:graphic-properties draw:fill-color="#0066ff" draw:textarea-horizontal-align="justify" draw:textarea-vertical-align="middle" draw:auto-grow-height="false" fo:min-height="2.444cm" fo:min-width="2.016cm"/>
    </style:style>
    <style:style style:name="gr42" style:family="graphic" style:parent-style-name="standard">
      <style:graphic-properties draw:fill-color="#ff9900" draw:textarea-horizontal-align="justify" draw:textarea-vertical-align="middle" draw:auto-grow-height="false" fo:min-height="1.726cm" fo:min-width="1.296cm"/>
    </style:style>
    <style:style style:name="gr43" style:family="graphic" style:parent-style-name="standard">
      <style:graphic-properties draw:fill-color="#00cc00" draw:textarea-horizontal-align="justify" draw:textarea-vertical-align="middle" draw:auto-grow-height="false" fo:min-height="1.546cm" fo:min-width="1.296cm"/>
    </style:style>
    <style:style style:name="gr44" style:family="graphic" style:parent-style-name="standard">
      <style:graphic-properties draw:fill-color="#99ffff" draw:textarea-horizontal-align="justify" draw:textarea-vertical-align="middle" draw:auto-grow-height="false" fo:min-height="1.726cm" fo:min-width="2.554cm"/>
    </style:style>
    <style:style style:name="gr45" style:family="graphic" style:parent-style-name="standard">
      <style:graphic-properties draw:fill-color="#00cc00" draw:textarea-horizontal-align="justify" draw:textarea-vertical-align="middle" draw:auto-grow-height="false" fo:min-height="1.726cm" fo:min-width="1.656cm"/>
    </style:style>
    <style:style style:name="gr46" style:family="graphic" style:parent-style-name="standard">
      <style:graphic-properties draw:fill-color="#ccff66" draw:textarea-horizontal-align="justify" draw:textarea-vertical-align="middle" draw:auto-grow-height="false" fo:min-height="1.726cm" fo:min-width="1.476cm"/>
    </style:style>
    <style:style style:name="gr47" style:family="graphic" style:parent-style-name="standard">
      <style:graphic-properties draw:fill-color="#00cc00" draw:textarea-horizontal-align="justify" draw:textarea-vertical-align="middle" draw:auto-grow-height="false" fo:min-height="1.726cm" fo:min-width="1.476cm"/>
    </style:style>
    <style:style style:name="gr48" style:family="graphic" style:parent-style-name="standard">
      <style:graphic-properties draw:fill-color="#00cc00" draw:textarea-horizontal-align="justify" draw:textarea-vertical-align="middle" draw:auto-grow-height="false" fo:min-height="2.266cm" fo:min-width="2.194cm"/>
    </style:style>
    <style:style style:name="gr49" style:family="graphic" style:parent-style-name="standard">
      <style:graphic-properties draw:fill-color="#99ffff" draw:textarea-horizontal-align="justify" draw:textarea-vertical-align="middle" draw:auto-grow-height="false" fo:min-height="2.266cm" fo:min-width="2.734cm"/>
    </style:style>
    <style:style style:name="gr50" style:family="graphic" style:parent-style-name="standard">
      <style:graphic-properties draw:stroke="dash" draw:stroke-dash="Dashed_20__28_var_29_" svg:stroke-width="0.053cm" svg:stroke-color="#ff0000" draw:marker-start-width="0.279cm" draw:marker-end-width="0.279cm" draw:fill="solid" draw:fill-color="#808080" draw:opacity="50%" draw:opacity-name="" draw:textarea-horizontal-align="justify" draw:textarea-vertical-align="middle" draw:auto-grow-height="false" fo:min-height="2.29cm" fo:min-width="6.358cm" fo:padding-top="0.151cm" fo:padding-bottom="0.151cm" fo:padding-left="0.276cm" fo:padding-right="0.276cm"/>
    </style:style>
    <style:style style:name="gr51" style:family="graphic" style:parent-style-name="objectwithoutfill">
      <style:graphic-properties svg:stroke-width="0.035cm" svg:stroke-color="#ffffff" draw:marker-start-width="0.252cm" draw:marker-end="Arrow" draw:marker-end-width="0.352cm" draw:fill="none" draw:textarea-vertical-align="middle" fo:padding-top="0.142cm" fo:padding-bottom="0.142cm" fo:padding-left="0.267cm" fo:padding-right="0.267cm"/>
    </style:style>
    <style:style style:name="gr52" style:family="graphic" style:parent-style-name="standard">
      <style:graphic-properties draw:fill-color="#0066ff" draw:textarea-horizontal-align="justify" draw:textarea-vertical-align="middle" draw:auto-grow-height="false" fo:min-height="1.546cm" fo:min-width="1.476cm"/>
    </style:style>
    <style:style style:name="gr53" style:family="graphic" style:parent-style-name="standard">
      <style:graphic-properties draw:textarea-horizontal-align="justify" draw:textarea-vertical-align="middle" draw:auto-grow-height="false" fo:min-height="6.756cm" fo:min-width="6.146cm"/>
    </style:style>
    <style:style style:name="gr54" style:family="graphic" style:parent-style-name="standard">
      <style:graphic-properties draw:stroke="dash" draw:stroke-dash="Dashed_20__28_var_29_" svg:stroke-width="0.035cm" svg:stroke-color="#ff0000" draw:marker-start-width="0.252cm" draw:marker-end-width="0.252cm" draw:fill-color="#808080" draw:opacity="67%" draw:opacity-name="" draw:textarea-horizontal-align="justify" draw:textarea-vertical-align="middle" draw:auto-grow-height="false" fo:min-height="2.544cm" fo:min-width="10.93cm" fo:padding-top="0.142cm" fo:padding-bottom="0.142cm" fo:padding-left="0.267cm" fo:padding-right="0.267cm"/>
    </style:style>
    <style:style style:name="pr1" style:family="presentation" style:parent-style-name="Default-title">
      <style:graphic-properties draw:opacity="100%" draw:opacity-name="Transparency_20_39" draw:auto-grow-height="true" fo:min-height="3.761cm"/>
    </style:style>
    <style:style style:name="pr2" style:family="presentation" style:parent-style-name="Default-subtitle">
      <style:graphic-properties draw:fill-color="#ffffff" draw:auto-grow-height="true" fo:min-height="14.46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761cm"/>
    </style:style>
    <style:style style:name="pr5" style:family="presentation" style:parent-style-name="Default-outline1">
      <style:graphic-properties fo:min-height="12.183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761cm"/>
    </style:style>
    <style:style style:name="pr8" style:family="presentation" style:parent-style-name="Default-subtitle">
      <style:graphic-properties draw:fill-color="#ffffff" fo:min-height="12.183cm"/>
    </style:style>
    <style:style style:name="P1" style:family="paragraph">
      <loext:graphic-properties draw:opacity="100%" draw:opacity-name="Transparency_20_39"/>
    </style:style>
    <style:style style:name="P2" style:family="paragraph">
      <style:text-properties fo:font-size="32pt"/>
    </style:style>
    <style:style style:name="P3" style:family="paragraph">
      <loext:graphic-properties draw:fill-color="#ffffff"/>
      <style:text-properties fo:font-size="32pt"/>
    </style:style>
    <style:style style:name="P4" style:family="paragraph">
      <loext:graphic-properties draw:fill-color="#ffffff"/>
    </style:style>
    <style:style style:name="P5" style:family="paragraph">
      <style:text-properties fo:font-size="28pt" style:font-size-asian="28pt" style:font-size-complex="28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color="#ff6600"/>
      <style:paragraph-properties fo:text-align="center"/>
    </style:style>
    <style:style style:name="P9" style:family="paragraph">
      <style:paragraph-properties fo:text-align="center"/>
      <style:text-properties fo:font-size="16pt" style:font-size-asian="16pt" style:font-size-complex="16pt"/>
    </style:style>
    <style:style style:name="P10" style:family="paragraph">
      <loext:graphic-properties draw:fill-color="#ff6600"/>
      <style:paragraph-properties fo:text-align="center"/>
      <style:text-properties fo:font-size="16pt" style:font-size-asian="16pt" style:font-size-complex="16pt"/>
    </style:style>
    <style:style style:name="P11" style:family="paragraph">
      <loext:graphic-properties draw:fill="none"/>
      <style:paragraph-properties fo:text-align="center"/>
    </style:style>
    <style:style style:name="P12" style:family="paragraph">
      <loext:graphic-properties draw:fill-color="#ff9900"/>
      <style:paragraph-properties fo:text-align="center"/>
    </style:style>
    <style:style style:name="P13" style:family="paragraph">
      <loext:graphic-properties draw:fill-color="#00ccff"/>
      <style:paragraph-properties fo:text-align="center"/>
    </style:style>
    <style:style style:name="P14" style:family="paragraph">
      <loext:graphic-properties draw:fill-color="#00cc33"/>
      <style:paragraph-properties fo:text-align="center"/>
    </style:style>
    <style:style style:name="P15" style:family="paragraph">
      <loext:graphic-properties draw:fill-color="#3399ff"/>
      <style:paragraph-properties fo:text-align="center"/>
    </style:style>
    <style:style style:name="P16" style:family="paragraph">
      <loext:graphic-properties draw:fill-color="#66ff66"/>
      <style:paragraph-properties fo:text-align="center"/>
    </style:style>
    <style:style style:name="P17" style:family="paragraph">
      <loext:graphic-properties draw:fill-color="#ff0000"/>
      <style:paragraph-properties fo:text-align="center"/>
    </style:style>
    <style:style style:name="P18" style:family="paragraph">
      <style:paragraph-properties fo:text-align="center"/>
      <style:text-properties fo:color="#ff420e"/>
    </style:style>
    <style:style style:name="P19" style:family="paragraph">
      <loext:graphic-properties draw:fill="none" draw:fill-color="#ffffff"/>
      <style:paragraph-properties fo:text-align="center"/>
      <style:text-properties fo:color="#ff420e"/>
    </style:style>
    <style:style style:name="P20" style:family="paragraph">
      <style:paragraph-properties fo:text-align="center"/>
      <style:text-properties fo:font-size="18pt"/>
    </style:style>
    <style:style style:name="P21" style:family="paragraph">
      <loext:graphic-properties draw:fill-color="#ff9900"/>
      <style:paragraph-properties fo:text-align="center"/>
      <style:text-properties fo:font-size="18pt"/>
    </style:style>
    <style:style style:name="P22" style:family="paragraph">
      <loext:graphic-properties draw:fill-color="#3399ff"/>
      <style:paragraph-properties fo:text-align="center"/>
      <style:text-properties fo:font-size="18pt"/>
    </style:style>
    <style:style style:name="P23" style:family="paragraph">
      <loext:graphic-properties draw:fill-color="#66ff66"/>
      <style:paragraph-properties fo:text-align="center"/>
      <style:text-properties fo:font-size="18pt"/>
    </style:style>
    <style:style style:name="P24" style:family="paragraph">
      <loext:graphic-properties draw:fill-color="#ff0000"/>
      <style:paragraph-properties fo:text-align="center"/>
      <style:text-properties fo:font-size="18pt"/>
    </style:style>
    <style:style style:name="P25" style:family="paragraph">
      <loext:graphic-properties draw:fill="none"/>
      <style:paragraph-properties fo:text-align="center"/>
      <style:text-properties fo:color="#ff420e"/>
    </style:style>
    <style:style style:name="P26" style:family="paragraph">
      <style:paragraph-properties fo:text-align="center"/>
      <style:text-properties fo:color="#ff420e" fo:font-size="18pt"/>
    </style:style>
    <style:style style:name="P27" style:family="paragraph">
      <loext:graphic-properties draw:fill="none" draw:fill-color="#ffffff"/>
      <style:paragraph-properties fo:text-align="center"/>
      <style:text-properties fo:color="#ff420e" fo:font-size="18pt"/>
    </style:style>
    <style:style style:name="P28" style:family="paragraph">
      <loext:graphic-properties draw:fill-color="#ffff00"/>
      <style:paragraph-properties fo:text-align="center"/>
    </style:style>
    <style:style style:name="P29" style:family="paragraph">
      <loext:graphic-properties draw:fill-color="#0066ff"/>
      <style:paragraph-properties fo:text-align="center"/>
    </style:style>
    <style:style style:name="P30" style:family="paragraph">
      <loext:graphic-properties draw:fill-color="#00cc00"/>
      <style:paragraph-properties fo:text-align="center"/>
    </style:style>
    <style:style style:name="P31" style:family="paragraph">
      <loext:graphic-properties draw:fill-color="#99ffff"/>
      <style:paragraph-properties fo:text-align="center"/>
    </style:style>
    <style:style style:name="P32" style:family="paragraph">
      <loext:graphic-properties draw:fill-color="#ccff66"/>
      <style:paragraph-properties fo:text-align="center"/>
    </style:style>
    <style:style style:name="P33" style:family="paragraph">
      <style:paragraph-properties fo:text-align="center"/>
      <style:text-properties fo:color="#ffffff"/>
    </style:style>
    <style:style style:name="P34" style:family="paragraph">
      <loext:graphic-properties draw:fill="solid" draw:fill-color="#808080" draw:opacity="50%"/>
      <style:paragraph-properties fo:text-align="center"/>
      <style:text-properties fo:color="#ffffff" fo:font-size="16pt" style:font-size-asian="16pt" style:font-size-complex="16pt"/>
    </style:style>
    <style:style style:name="P35" style:family="paragraph">
      <loext:graphic-properties draw:fill-color="#808080" draw:opacity="67%"/>
      <style:paragraph-properties fo:text-align="center"/>
      <style:text-properties fo:color="#ffffff"/>
    </style:style>
    <style:style style:name="T1" style:family="text">
      <style:text-properties fo:font-style="italic" style:font-style-asian="italic" style:font-style-complex="italic"/>
    </style:style>
    <style:style style:name="T2" style:family="text">
      <style:text-properties fo:font-size="18pt" fo:font-style="italic" style:font-size-asian="18pt" style:font-style-asian="italic" style:font-size-complex="18pt" style:font-style-complex="italic"/>
    </style:style>
    <style:style style:name="T3" style:family="text">
      <style:text-properties fo:font-size="20pt" style:font-size-asian="20pt" style:font-size-complex="20pt"/>
    </style:style>
    <style:style style:name="T4" style:family="text">
      <style:text-properties fo:font-size="16pt" style:font-size-asian="16pt" style:font-size-complex="16pt"/>
    </style:style>
    <style:style style:name="T5" style:family="text">
      <style:text-properties fo:font-weight="bold" style:font-weight-asian="bold" style:font-weight-complex="bold"/>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color="#ffffff" fo:font-size="16pt" fo:font-weight="bold" style:font-size-asian="16pt" style:font-weight-asian="bold" style:font-size-complex="16pt" style:font-weight-complex="bold"/>
    </style:style>
    <style:style style:name="T9" style:family="text">
      <style:text-properties fo:color="#ffffff" fo:font-size="16pt" style:font-size-asian="16pt" style:font-size-complex="16pt"/>
    </style:style>
    <style:style style:name="T10" style:family="text">
      <style:text-properties fo:color="#ffffff" fo:font-weight="bold" style:font-weight-asian="bold" style:font-weight-complex="bold"/>
    </style:style>
    <style:style style:name="T11" style:family="text">
      <style:text-properties fo:color="#ffffff"/>
    </style:style>
    <style:style style:name="T12" style:family="text">
      <style:text-properties fo:color="#ff9900" fo:background-color="transparent"/>
    </style:style>
    <style:style style:name="T13" style:family="text">
      <style:text-properties fo:color="#ffffff"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81cm" text:min-label-width="0.9cm"/>
        <style:text-properties fo:font-family="StarSymbol" style:font-charset="x-symbol" style:use-window-font-color="true" fo:font-size="45%"/>
      </text:list-level-style-bullet>
      <text:list-level-style-bullet text:level="2" text:bullet-char="●">
        <style:list-level-properties text:space-before="0.762cm" text:min-label-width="0.9cm"/>
        <style:text-properties fo:font-family="StarSymbol" style:font-charset="x-symbol" style:use-window-font-color="true" fo:font-size="45%"/>
      </text:list-level-style-bullet>
      <text:list-level-style-bullet text:level="3" text:bullet-char="●">
        <style:list-level-properties text:space-before="1.143cm" text:min-label-width="0.8cm"/>
        <style:text-properties fo:font-family="StarSymbol" style:font-charset="x-symbol" style:use-window-font-color="true" fo:font-size="45%"/>
      </text:list-level-style-bullet>
      <text:list-level-style-bullet text:level="4" text:bullet-char="●">
        <style:list-level-properties text:space-before="1.524cm" text:min-label-width="0.6cm"/>
        <style:text-properties fo:font-family="StarSymbol" style:font-charset="x-symbol" style:use-window-font-color="true" fo:font-size="45%"/>
      </text:list-level-style-bullet>
      <text:list-level-style-bullet text:level="5" text:bullet-char="●">
        <style:list-level-properties text:space-before="1.905cm" text:min-label-width="0.6cm"/>
        <style:text-properties fo:font-family="StarSymbol" style:font-charset="x-symbol" style:use-window-font-color="true" fo:font-size="45%"/>
      </text:list-level-style-bullet>
      <text:list-level-style-bullet text:level="6" text:bullet-char="●">
        <style:list-level-properties text:space-before="2.286cm" text:min-label-width="0.6cm"/>
        <style:text-properties fo:font-family="StarSymbol" style:font-charset="x-symbol" style:use-window-font-color="true" fo:font-size="45%"/>
      </text:list-level-style-bullet>
      <text:list-level-style-bullet text:level="7" text:bullet-char="●">
        <style:list-level-properties text:space-before="2.667cm" text:min-label-width="0.6cm"/>
        <style:text-properties fo:font-family="StarSymbol" style:font-charset="x-symbol" style:use-window-font-color="true" fo:font-size="45%"/>
      </text:list-level-style-bullet>
      <text:list-level-style-bullet text:level="8" text:bullet-char="●">
        <style:list-level-properties text:space-before="3.048cm" text:min-label-width="0.6cm"/>
        <style:text-properties fo:font-family="StarSymbol" style:font-charset="x-symbol" style:use-window-font-color="true" fo:font-size="45%"/>
      </text:list-level-style-bullet>
      <text:list-level-style-bullet text:level="9" text:bullet-char="●">
        <style:list-level-properties text:space-before="3.429cm" text:min-label-width="0.6cm"/>
        <style:text-properties fo:font-family="StarSymbol" style:font-charset="x-symbol" style:use-window-font-color="true" fo:font-size="45%"/>
      </text:list-level-style-bullet>
      <text:list-level-style-bullet text:level="10" text:bullet-char="●">
        <style:list-level-properties text:space-before="3.81cm" text:min-label-width="0.6cm"/>
        <style:text-properties fo:font-family="StarSymbol" style:font-charset="x-symbol" style:use-window-font-color="true" fo:font-size="45%"/>
      </text:list-level-style-bullet>
    </text:list-style>
  </office:automatic-styles>
  <office:body>
    <office:presentation>
      <presentation:footer-decl presentation:name="ftr1">Lumina: A Fresh Approach to Desktops</presentation:footer-decl>
      <presentation:date-time-decl presentation:name="dtd1" presentation:source="fixed">May 2017</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6.924cm" svg:height="4.235cm" svg:x="0.508cm" svg:y="0.066cm" presentation:class="title" presentation:user-transformed="true">
          <draw:text-box>
            <text:p>Lumina<text:line-break/><text:span text:style-name="T1">A Fresh Approach to Desktops</text:span></text:p>
          </draw:text-box>
        </draw:frame>
        <draw:frame presentation:style-name="pr2" draw:text-style-name="P3" draw:layer="layout" svg:width="26.924cm" svg:height="14.46cm" svg:x="0.508cm" svg:y="4.318cm" presentation:class="subtitle">
          <draw:text-box>
            <text:p text:style-name="P2">Ken Moore</text:p>
            <text:p text:style-name="P2">Senior TrueOS Developer</text:p>
            <text:p text:style-name="P2">iXsystems Software Engineer</text:p>
            <text:p text:style-name="P2"/>
            <text:p text:style-name="P2">Kansas Linux Fest</text:p>
            <text:p text:style-name="P2">May 2017</text:p>
            <text:p text:style-name="P2">Wichita, Kansas, USA</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draw:frame presentation:style-name="pr4" draw:layer="layout" svg:width="26.924cm" svg:height="3.761cm" svg:x="0.508cm" svg:y="0.303cm" presentation:class="title">
          <draw:text-box>
            <text:p>What is Lumina?</text:p>
          </draw:text-box>
        </draw:frame>
        <draw:frame presentation:style-name="pr5" draw:text-style-name="P5" draw:layer="layout" svg:width="26.924cm" svg:height="14.598cm" svg:x="0.508cm" svg:y="4.318cm" presentation:class="outline" presentation:user-transformed="true">
          <draw:text-box>
            <text:list text:style-name="L2">
              <text:list-item>
                <text:p text:style-name="P5">Lumina is a desktop environment primarily designed for Unix-like operating systems</text:p>
              </text:list-item>
              <text:list-item>
                <text:p text:style-name="P5">It is written completely from scratch using C/C++, relying on the Qt libraries for the graphical interface.</text:p>
              </text:list-item>
              <text:list-item>
                <text:p text:style-name="P5">Licensed under the 3-clause BSD license: <text:span text:style-name="T2">(paraphrased below)</text:span></text:p>
                <text:list>
                  <text:list-item>
                    <text:list>
                      <text:list-item>
                        <text:p><text:span text:style-name="T3">Redistribution of source code must contain the copyright notice and/or license.</text:span></text:p>
                      </text:list-item>
                      <text:list-item>
                        <text:p><text:span text:style-name="T3">Redistribution in binary form must contain the copyright notice and/or license.</text:span></text:p>
                      </text:list-item>
                      <text:list-item>
                        <text:p><text:span text:style-name="T3">Names associated with the project cannot be used to endorse a derivative product without written permission.</text:span></text:p>
                      </text:list-item>
                    </text:list>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4" draw:layer="layout" svg:width="26.924cm" svg:height="3.761cm" svg:x="0.508cm" svg:y="0.303cm" presentation:class="title">
          <draw:text-box>
            <text:p>What is a Desktop Environment?</text:p>
          </draw:text-box>
        </draw:frame>
        <draw:frame presentation:style-name="pr5" draw:layer="layout" svg:width="26.924cm" svg:height="12.183cm" svg:x="0.508cm" svg:y="4.318cm" presentation:class="outline" presentation:user-transformed="true">
          <draw:text-box>
            <text:list text:style-name="L2">
              <text:list-item>
                <text:p>“Technopedia” Definition: </text:p>
              </text:list-item>
            </text:list>
            <text:p><text:span text:style-name="T3">“</text:span><text:span text:style-name="T3">Desktop environment (DE) is a graphical users interface (GUI) that enables a user to access and manage the important and frequently accessed features and services of an operating system.</text:span></text:p>
            <text:p><text:span text:style-name="T3">A desktop environment is a default interface provided by virtually all modern operating systems, including Windows, Linux, Mac and more. This type of interface was developed to replace the command-line interface, which was used in legacy operating systems such as DOS and Unix. However, a user may still have command-line access for some system-level services that aren't accessible through a desktop environment.”</text:span></text:p>
          </draw:text-box>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4" draw:layer="layout" svg:width="26.924cm" svg:height="3.761cm" svg:x="0.508cm" svg:y="0.303cm" presentation:class="title">
          <draw:text-box>
            <text:p>What is a Desktop Environment?</text:p>
          </draw:text-box>
        </draw:frame>
        <draw:frame presentation:style-name="pr5" draw:layer="layout" svg:width="26.924cm" svg:height="12.183cm" svg:x="0.508cm" svg:y="4.318cm" presentation:class="outline" presentation:user-transformed="true">
          <draw:text-box>
            <text:list text:style-name="L2">
              <text:list-item>
                <text:p>Practical Definition: </text:p>
                <text:list>
                  <text:list-item>
                    <text:list>
                      <text:list-header>
                        <text:p><text:span text:style-name="T1">A graphical interface for the operating system</text:span></text:p>
                      </text:list-header>
                      <text:list-item>
                        <text:p><text:span text:style-name="T3">It is generally comprised of multiple binaries or processes which are started in a particular order and interact with each other.</text:span></text:p>
                        <text:p><text:span text:style-name="T3">Examples: Window Manager, Session Manager, Desktop Interface, Panel Interface, Desktop Widgets, and Application Launcher.</text:span></text:p>
                      </text:list-item>
                    </text:list>
                  </text:list-item>
                </text:list>
              </text:list-item>
            </text:list>
          </draw:text-box>
        </draw:frame>
        <draw:custom-shape draw:style-name="gr2" draw:text-style-name="P7" draw:layer="layout" svg:width="5.334cm" svg:height="5.08cm" svg:x="6.096cm" svg:y="13.462cm">
          <text:p text:style-name="P7">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7" draw:layer="layout" svg:width="6.096cm" svg:height="6.096cm" svg:x="12.954cm" svg:y="12.7cm">
          <text:p text:style-name="P7">D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286cm" svg:height="2.286cm" svg:x="13.716cm" svg:y="13.208cm">
          <text:p text:style-name="P7">W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0" draw:layer="layout" svg:width="2.286cm" svg:height="2.286cm" svg:x="16.256cm" svg:y="13.462cm">
          <text:p text:style-name="P9"><text:span text:style-name="T4">Deskt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286cm" svg:height="2.286cm" svg:x="16.002cm" svg:y="16.002cm">
          <text:p text:style-name="P7">Pan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draw:layer="layout" svg:width="2.286cm" svg:height="2.286cm" svg:x="13.462cm" svg:y="15.748cm">
          <text:p text:style-name="P7">Sessio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1" draw:layer="layout" svg:x1="10.668cm" svg:y1="17.526cm" svg:x2="13.462cm" svg:y2="17.526cm">
          <text:p/>
        </draw:line>
        <draw:line draw:style-name="gr5" draw:text-style-name="P11" draw:layer="layout" svg:x1="10.922cm" svg:y1="14.732cm" svg:x2="13.462cm" svg:y2="14.732cm">
          <text:p/>
        </draw:line>
        <draw:line draw:style-name="gr5" draw:text-style-name="P11" draw:layer="layout" svg:x1="11.176cm" svg:y1="15.24cm" svg:x2="13.208cm" svg:y2="15.24cm">
          <text:p/>
        </draw:line>
        <draw:line draw:style-name="gr5" draw:text-style-name="P11" draw:layer="layout" svg:x1="11.43cm" svg:y1="15.748cm" svg:x2="12.954cm" svg:y2="15.748cm">
          <text:p/>
        </draw:line>
        <draw:line draw:style-name="gr5" draw:text-style-name="P11" draw:layer="layout" svg:x1="11.176cm" svg:y1="16.256cm" svg:x2="13.208cm" svg:y2="16.256cm">
          <text:p/>
        </draw:line>
        <draw:line draw:style-name="gr5" draw:text-style-name="P11" draw:layer="layout" svg:x1="10.922cm" svg:y1="17.018cm" svg:x2="13.208cm" svg:y2="17.018cm">
          <text:p/>
        </draw:lin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layer="layout" svg:width="26.924cm" svg:height="3.761cm" svg:x="0.508cm" svg:y="0.303cm" presentation:class="title">
          <draw:text-box>
            <text:p>What is an Operating System?</text:p>
          </draw:text-box>
        </draw:frame>
        <draw:frame presentation:style-name="pr5" draw:layer="layout" svg:width="26.924cm" svg:height="14.615cm" svg:x="0.508cm" svg:y="4.318cm" presentation:class="outline" presentation:user-transformed="true">
          <draw:text-box>
            <text:list text:style-name="L2">
              <text:list-item>
                <text:p>“Technopedia” Definition:</text:p>
              </text:list-item>
            </text:list>
            <text:p><text:span text:style-name="T3">“</text:span><text:span text:style-name="T3">An operating system (OS), in its most general sense, is software that allows a user to run other applications on a computing device. While it is possible for a software application to interface directly with hardware, the vast majority of applications are written for an OS, which allows them to take advantage of common libraries and not worry about specific hardware details. </text:span></text:p>
            <text:p><text:span text:style-name="T3">The operating system manages a computer's hardware resources, including: Input devices such as a keyboard and mouse. Output devices such as display monitors, printers and scanners. Network devices such as modems, routers and network connections. Storage devices such as internal and external drives.</text:span></text:p>
            <text:p><text:span text:style-name="T3">The OS also provides services to facilitate the efficient execution and management of, and memory allocations for, any additional installed software application programs.”</text:span></text:p>
          </draw:text-box>
        </draw:frame>
        <presentation:notes draw:style-name="dp2">
          <draw:page-thumbnail draw:style-name="gr1"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draw:custom-shape draw:style-name="gr6" draw:text-style-name="P7" draw:layer="layout" svg:width="10.414cm" svg:height="3.556cm" svg:x="8.636cm" svg:y="13.97cm">
          <text:p text:style-name="P7">OS<text:tab/><text:tab/><text:tab/><text:tab/><text:tab/><text:tab/></text:p>
          <text:p text:style-name="P7"/>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layer="layout" svg:width="26.924cm" svg:height="3.761cm" svg:x="0.508cm" svg:y="0.303cm" presentation:class="title">
          <draw:text-box>
            <text:p>What is an Operating System?</text:p>
          </draw:text-box>
        </draw:frame>
        <draw:frame presentation:style-name="pr5" draw:layer="layout" svg:width="26.924cm" svg:height="12.183cm" svg:x="0.508cm" svg:y="4.318cm" presentation:class="outline">
          <draw:text-box>
            <text:list text:style-name="L2">
              <text:list-item>
                <text:p>Practical Definition:</text:p>
                <text:list>
                  <text:list-item>
                    <text:list>
                      <text:list-header>
                        <text:p><text:span text:style-name="T1">The combination of kernel, drivers, system utilities, and system libraries necessary to run the system. These are generally packaged together.</text:span></text:p>
                      </text:list-header>
                    </text:list>
                  </text:list-item>
                </text:list>
              </text:list-item>
            </text:list>
          </draw:text-box>
        </draw:frame>
        <draw:custom-shape draw:style-name="gr7" draw:text-style-name="P7" draw:layer="layout" svg:width="17.018cm" svg:height="0.762cm" svg:x="5.334cm" svg:y="17.78cm">
          <text:p text:style-name="P7">System Hardware</text:p>
          <draw:enhanced-geometry svg:viewBox="0 0 21600 21600" draw:type="rectangle" draw:enhanced-path="M 0 0 L 21600 0 21600 21600 0 21600 0 0 Z N"/>
        </draw:custom-shape>
        <draw:custom-shape draw:style-name="gr8" draw:text-style-name="P12" draw:layer="layout" svg:width="7.62cm" svg:height="0.762cm" svg:x="9.906cm" svg:y="16.002cm">
          <text:p text:style-name="P7">Kernel + Drivers</text:p>
          <draw:enhanced-geometry svg:viewBox="0 0 21600 21600" draw:type="rectangle" draw:enhanced-path="M 0 0 L 21600 0 21600 21600 0 21600 0 0 Z N"/>
        </draw:custom-shape>
        <draw:custom-shape draw:style-name="gr9" draw:text-style-name="P8" draw:layer="layout" svg:width="4.318cm" svg:height="0.762cm" svg:x="11.43cm" svg:y="15.24cm">
          <text:p text:style-name="P7">System Libs</text:p>
          <draw:enhanced-geometry svg:viewBox="0 0 21600 21600" draw:type="rectangle" draw:enhanced-path="M 0 0 L 21600 0 21600 21600 0 21600 0 0 Z N"/>
        </draw:custom-shape>
        <draw:custom-shape draw:style-name="gr10" draw:text-style-name="P13" draw:layer="layout" svg:width="4.318cm" svg:height="0.762cm" svg:x="11.43cm" svg:y="14.478cm">
          <text:p text:style-name="P7">System Utils</text:p>
          <draw:enhanced-geometry svg:viewBox="0 0 21600 21600" draw:type="rectangle" draw:enhanced-path="M 0 0 L 21600 0 21600 21600 0 21600 0 0 Z N"/>
        </draw:custom-shape>
        <draw:custom-shape draw:style-name="gr11" draw:text-style-name="P14" draw:layer="layout" svg:width="4.572cm" svg:height="2.794cm" svg:x="6.35cm" svg:y="10.414cm">
          <text:p text:style-name="P7">Utility 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4.826cm" svg:height="3.048cm" svg:x="11.938cm" svg:y="9.906cm">
          <text:p text:style-name="P7">Utility 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4.826cm" svg:height="3.048cm" svg:x="16.764cm" svg:y="11.43cm">
          <text:p text:style-name="P7">Utility C</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1" draw:layer="layout" svg:x1="10.414cm" svg:y1="12.446cm" svg:x2="11.684cm" svg:y2="14.732cm">
          <text:p/>
        </draw:line>
        <draw:line draw:style-name="gr13" draw:text-style-name="P11" draw:layer="layout" svg:x1="17.272cm" svg:y1="13.208cm" svg:x2="15.494cm" svg:y2="14.732cm">
          <text:p/>
        </draw:line>
        <draw:line draw:style-name="gr13" draw:text-style-name="P11" draw:layer="layout" svg:x1="13.97cm" svg:y1="12.7cm" svg:x2="13.97cm" svg:y2="14.732cm">
          <text:p/>
        </draw:line>
        <draw:line draw:style-name="gr13" draw:text-style-name="P11" draw:layer="layout" svg:x1="17.526cm" svg:y1="13.716cm" svg:x2="15.494cm" svg:y2="15.748cm">
          <text:p/>
        </draw:line>
        <presentation:notes draw:style-name="dp2">
          <draw:page-thumbnail draw:style-name="gr1" draw:layer="layout" svg:width="13.968cm" svg:height="10.476cm" svg:x="3.81cm" svg:y="2.123cm" draw:page-number="6" presentation:class="page"/>
          <draw:frame presentation:style-name="pr6"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layer="layout" svg:width="26.924cm" svg:height="3.761cm" svg:x="0.508cm" svg:y="0.303cm" presentation:class="title">
          <draw:text-box>
            <text:p>Types of Operating Systems</text:p>
          </draw:text-box>
        </draw:frame>
        <draw:frame presentation:style-name="pr5" draw:layer="layout" svg:width="26.924cm" svg:height="12.183cm" svg:x="0.508cm" svg:y="4.318cm" presentation:class="outline">
          <draw:text-box>
            <text:list text:style-name="L2">
              <text:list-item>
                <text:p>Windows (guesstimation – probably contains more)</text:p>
              </text:list-item>
            </text:list>
          </draw:text-box>
        </draw:frame>
        <draw:custom-shape draw:style-name="gr14" draw:text-style-name="P7" draw:layer="layout" svg:width="23.114cm" svg:height="12.192cm" svg:x="2.54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3.302cm" svg:height="2.794cm" svg:x="6.35cm" svg:y="13.716cm">
          <text:p text:style-name="P7">Kern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5" draw:layer="layout" svg:width="5.842cm" svg:height="3.81cm" svg:x="8.128cm" svg:y="9.144cm">
          <text:p text:style-name="P7">System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draw:layer="layout" svg:width="6.604cm" svg:height="3.81cm" svg:x="10.922cm" svg:y="13.208cm">
          <text:p text:style-name="P7">Graphics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6" draw:layer="layout" svg:width="8.128cm" svg:height="4.572cm" svg:x="14.986cm" svg:y="8.382cm">
          <text:p text:style-name="P7">Graphical Utilities</text:p>
          <text:p text:style-name="P7">(including deskto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3.81cm" svg:height="3.302cm" svg:x="3.556cm" svg:y="10.668cm">
          <text:p text:style-name="P7">Driv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5.842cm" svg:height="2.54cm" svg:x="10.414cm" svg:y="6.604cm">
          <text:p text:style-name="P7">CLI Utilities</text:p>
          <text:p text:style-name="P7">(very few)</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7" presentation:class="page"/>
          <draw:frame presentation:style-name="pr6" draw:text-style-name="P4"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layer="layout" svg:width="26.924cm" svg:height="3.761cm" svg:x="0.508cm" svg:y="0.303cm" presentation:class="title">
          <draw:text-box>
            <text:p>Types of Operating Systems</text:p>
          </draw:text-box>
        </draw:frame>
        <draw:frame presentation:style-name="pr5" draw:layer="layout" svg:width="26.924cm" svg:height="12.183cm" svg:x="0.508cm" svg:y="4.318cm" presentation:class="outline">
          <draw:text-box>
            <text:list text:style-name="L2">
              <text:list-item>
                <text:p>Unix-Like (with FreeBSD terminology)</text:p>
              </text:list-item>
            </text:list>
          </draw:text-box>
        </draw:frame>
        <draw:custom-shape draw:style-name="gr21" draw:text-style-name="P7" draw:layer="layout" svg:width="17.018cm" svg:height="11.176cm" svg:x="0.50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2" draw:layer="layout" svg:width="3.302cm" svg:height="2.794cm" svg:x="2.54cm" svg:y="14.224cm">
          <text:p text:style-name="P7">Kern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5" draw:layer="layout" svg:width="5.842cm" svg:height="3.81cm" svg:x="8.89cm" svg:y="9.398cm">
          <text:p text:style-name="P7">System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draw:layer="layout" svg:width="6.604cm" svg:height="3.81cm" svg:x="20.32cm" svg:y="8.89cm">
          <text:p text:style-name="P7">Graphics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6" draw:layer="layout" svg:width="8.128cm" svg:height="4.572cm" svg:x="19.558cm" svg:y="12.954cm">
          <text:p text:style-name="P7">Graphical Utilities</text:p>
          <text:p text:style-name="P7">(including deskto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2" draw:layer="layout" svg:width="3.81cm" svg:height="3.302cm" svg:x="2.286cm" svg:y="10.16cm">
          <text:p text:style-name="P7">Driv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5.842cm" svg:height="2.54cm" svg:x="8.89cm" svg:y="14.224cm">
          <text:p text:style-name="P7">CLI Utilit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7.366cm" svg:height="11.684cm" svg:x="8.382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1" draw:layer="layout" svg:width="7.366cm" svg:height="11.176cm" svg:x="0.254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1" draw:layer="layout" svg:width="9.144cm" svg:height="12.7cm" svg:x="18.796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9" draw:layer="layout" svg:width="2.54cm" svg:height="1.27cm" svg:x="10.922cm" svg:y="5.842cm">
          <text:p text:style-name="P18">World <text:s/></text:p>
          <draw:enhanced-geometry svg:viewBox="0 0 21600 21600" draw:type="rectangle" draw:enhanced-path="M 0 0 L 21600 0 21600 21600 0 21600 0 0 Z N"/>
        </draw:custom-shape>
        <draw:custom-shape draw:style-name="gr26" draw:text-style-name="P19" draw:layer="layout" svg:width="3.048cm" svg:height="1.016cm" svg:x="2.286cm" svg:y="5.842cm">
          <text:p text:style-name="P18">Kernel</text:p>
          <draw:enhanced-geometry svg:viewBox="0 0 21600 21600" draw:type="rectangle" draw:enhanced-path="M 0 0 L 21600 0 21600 21600 0 21600 0 0 Z N"/>
        </draw:custom-shape>
        <draw:custom-shape draw:style-name="gr27" draw:text-style-name="P19" draw:layer="layout" svg:width="4.572cm" svg:height="1.016cm" svg:x="21.082cm" svg:y="5.842cm">
          <text:p text:style-name="P18">Userland</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layer="layout" svg:width="26.924cm" svg:height="3.761cm" svg:x="0.508cm" svg:y="0.303cm" presentation:class="title">
          <draw:text-box>
            <text:p>Types of Operating Systems</text:p>
          </draw:text-box>
        </draw:frame>
        <draw:frame presentation:style-name="pr5" draw:layer="layout" svg:width="26.924cm" svg:height="12.183cm" svg:x="0.508cm" svg:y="4.318cm" presentation:class="outline">
          <draw:text-box>
            <text:list text:style-name="L2">
              <text:list-item>
                <text:p>Linux (not technically an OS)</text:p>
              </text:list-item>
            </text:list>
          </draw:text-box>
        </draw:frame>
        <draw:custom-shape draw:style-name="gr28" draw:text-style-name="P7" draw:layer="layout" svg:width="7.366cm" svg:height="11.176cm" svg:x="0.508cm" svg:y="7.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21" draw:layer="layout" svg:width="3.302cm" svg:height="2.794cm" svg:x="2.54cm" svg:y="14.224cm">
          <text:p text:style-name="P20">Kern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draw:layer="layout" svg:width="5.842cm" svg:height="3.81cm" svg:x="8.89cm" svg:y="9.398cm">
          <text:p text:style-name="P20">System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2" draw:layer="layout" svg:width="6.604cm" svg:height="3.81cm" svg:x="20.32cm" svg:y="8.89cm">
          <text:p text:style-name="P20">Graphics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3" draw:layer="layout" svg:width="8.128cm" svg:height="4.572cm" svg:x="19.558cm" svg:y="12.954cm">
          <text:p text:style-name="P20">Graphical Utilities</text:p>
          <text:p text:style-name="P20">(including deskto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1" draw:layer="layout" svg:width="3.81cm" svg:height="3.302cm" svg:x="2.286cm" svg:y="10.16cm">
          <text:p text:style-name="P20">Driv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4" draw:layer="layout" svg:width="5.842cm" svg:height="2.54cm" svg:x="8.89cm" svg:y="14.224cm">
          <text:p text:style-name="P20">CLI Utilit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5" draw:layer="layout" svg:width="7.366cm" svg:height="11.684cm" svg:x="8.382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5" draw:layer="layout" svg:width="7.366cm" svg:height="11.176cm" svg:x="0.254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5" draw:layer="layout" svg:width="9.144cm" svg:height="12.7cm" svg:x="18.796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27" draw:layer="layout" svg:width="2.54cm" svg:height="1.27cm" svg:x="10.922cm" svg:y="5.842cm">
          <text:p text:style-name="P26">World <text:s/></text:p>
          <draw:enhanced-geometry svg:viewBox="0 0 21600 21600" draw:type="rectangle" draw:enhanced-path="M 0 0 L 21600 0 21600 21600 0 21600 0 0 Z N"/>
        </draw:custom-shape>
        <draw:custom-shape draw:style-name="gr26" draw:text-style-name="P27" draw:layer="layout" svg:width="3.048cm" svg:height="1.016cm" svg:x="2.286cm" svg:y="5.842cm">
          <text:p text:style-name="P26">Kernel</text:p>
          <draw:enhanced-geometry svg:viewBox="0 0 21600 21600" draw:type="rectangle" draw:enhanced-path="M 0 0 L 21600 0 21600 21600 0 21600 0 0 Z N"/>
        </draw:custom-shape>
        <draw:custom-shape draw:style-name="gr27" draw:text-style-name="P27" draw:layer="layout" svg:width="4.572cm" svg:height="1.016cm" svg:x="21.082cm" svg:y="5.842cm">
          <text:p text:style-name="P26">Userland</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layer="layout" svg:width="26.924cm" svg:height="3.761cm" svg:x="0.508cm" svg:y="0.303cm" presentation:class="title">
          <draw:text-box>
            <text:p>Types of Operating Systems</text:p>
          </draw:text-box>
        </draw:frame>
        <draw:frame presentation:style-name="pr5" draw:layer="layout" svg:width="26.924cm" svg:height="12.183cm" svg:x="0.508cm" svg:y="4.318cm" presentation:class="outline">
          <draw:text-box>
            <text:list text:style-name="L2">
              <text:list-item>
                <text:p>Most Linux Distributions</text:p>
              </text:list-item>
            </text:list>
          </draw:text-box>
        </draw:frame>
        <draw:custom-shape draw:style-name="gr29" draw:text-style-name="P7" draw:layer="layout" svg:width="21.844cm" svg:height="7.874cm" svg:x="0.254cm" svg:y="5.842cm">
          <text:p text:style-name="P7"/>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1" draw:layer="layout" svg:width="2.54cm" svg:height="2.54cm" svg:x="3.302cm" svg:y="10.16cm">
          <text:p text:style-name="P20">Kern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draw:layer="layout" svg:width="5.842cm" svg:height="3.81cm" svg:x="7.366cm" svg:y="6.096cm">
          <text:p text:style-name="P20">GNU</text:p>
          <text:p text:style-name="P20">System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2" draw:layer="layout" svg:width="6.604cm" svg:height="3.81cm" svg:x="17.78cm" svg:y="5.334cm">
          <text:p text:style-name="P20">Graphics Libraries</text:p>
          <text:p text:style-name="P20">(some distr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3" draw:layer="layout" svg:width="8.128cm" svg:height="4.572cm" svg:x="18.034cm" svg:y="9.906cm">
          <text:p text:style-name="P20">Graphical Utilities</text:p>
          <text:p text:style-name="P20">(some distro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1" draw:layer="layout" svg:width="3.302cm" svg:height="3.048cm" svg:x="2.794cm" svg:y="6.858cm">
          <text:p text:style-name="P20">Driv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4" draw:layer="layout" svg:width="5.842cm" svg:height="2.54cm" svg:x="7.366cm" svg:y="10.414cm">
          <text:p text:style-name="P20">GNU</text:p>
          <text:p text:style-name="P20">CLI Utilit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5.08cm" svg:height="2.794cm" svg:x="13.208cm" svg:y="8.128cm">
          <text:p text:style-name="P7">*kit, dbus,</text:p>
          <text:p text:style-name="P7">system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1" draw:layer="layout" svg:width="11.938cm" svg:height="10.922cm" svg:x="6.35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5" draw:layer="layout" svg:width="6.35cm" svg:height="1.016cm" svg:x="9.144cm" svg:y="14.478cm">
          <text:p text:style-name="P18"><text:span text:style-name="T5">Lots of changes</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19" presentation:use-footer-name="ftr1" presentation:use-date-time-name="dtd1">
        <draw:frame presentation:style-name="pr7" draw:layer="layout" svg:width="26.924cm" svg:height="3.761cm" svg:x="0.508cm" svg:y="0.303cm" presentation:class="title">
          <draw:text-box>
            <text:p>Linux-developed Desktops on BSD</text:p>
          </draw:text-box>
        </draw:frame>
        <draw:custom-shape draw:style-name="gr35" draw:text-style-name="P7" draw:layer="layout" svg:width="11.684cm" svg:height="11.176cm" svg:x="0.508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1" draw:layer="layout" svg:width="2.54cm" svg:height="2.54cm" svg:x="1.524cm" svg:y="9.906cm">
          <text:p text:style-name="P20">Kern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draw:layer="layout" svg:width="5.842cm" svg:height="3.81cm" svg:x="10.922cm" svg:y="14.478cm">
          <text:p text:style-name="P20">GNU</text:p>
          <text:p text:style-name="P20">System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2" draw:layer="layout" svg:width="6.604cm" svg:height="3.81cm" svg:x="17.272cm" svg:y="4.064cm">
          <text:p text:style-name="P20">Graphics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3" draw:layer="layout" svg:width="8.128cm" svg:height="3.81cm" svg:x="19.558cm" svg:y="13.208cm">
          <text:p text:style-name="P20">Graphical Utilit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1" draw:layer="layout" svg:width="3.302cm" svg:height="3.048cm" svg:x="1.524cm" svg:y="6.604cm">
          <text:p text:style-name="P20">Driv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draw:layer="layout" svg:width="5.842cm" svg:height="3.048cm" svg:x="12.7cm" svg:y="10.668cm">
          <text:p text:style-name="P20">GNU</text:p>
          <text:p text:style-name="P20">CLI Utilities</text:p>
          <text:p text:style-name="P20">(sometim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8" draw:layer="layout" svg:width="5.08cm" svg:height="2.794cm" svg:x="12.192cm" svg:y="6.858cm">
          <text:p text:style-name="P7">*kit and dbus</text:p>
          <text:p text:style-name="P7">(no system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5" draw:layer="layout" svg:width="5.842cm" svg:height="3.81cm" svg:x="5.334cm" svg:y="6.35cm">
          <text:p text:style-name="P7">System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5.842cm" svg:height="2.54cm" svg:x="5.334cm" svg:y="11.176cm">
          <text:p text:style-name="P7">CLI Utilitie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1" draw:layer="layout" svg:x1="13.462cm" svg:y1="9.144cm" svg:x2="13.208cm" svg:y2="14.986cm">
          <text:p/>
        </draw:line>
        <draw:line draw:style-name="gr38" draw:text-style-name="P11" draw:layer="layout" svg:x1="17.78cm" svg:y1="6.35cm" svg:x2="10.16cm" svg:y2="7.366cm">
          <text:p/>
        </draw:line>
        <draw:line draw:style-name="gr38" draw:text-style-name="P11" draw:layer="layout" svg:x1="14.732cm" svg:y1="9.144cm" svg:x2="15.24cm" svg:y2="10.922cm">
          <text:p/>
        </draw:line>
        <draw:line draw:style-name="gr38" draw:text-style-name="P11" draw:layer="layout" svg:x1="12.446cm" svg:y1="8.636cm" svg:x2="9.652cm" svg:y2="11.684cm">
          <text:p/>
        </draw:line>
        <draw:line draw:style-name="gr38" draw:text-style-name="P11" draw:layer="layout" svg:x1="12.7cm" svg:y1="14.986cm" svg:x2="10.414cm" svg:y2="8.89cm">
          <text:p/>
        </draw:line>
        <draw:line draw:style-name="gr38" draw:text-style-name="P11" draw:layer="layout" svg:x1="14.986cm" svg:y1="13.462cm" svg:x2="15.494cm" svg:y2="15.494cm">
          <text:p/>
        </draw:line>
        <draw:line draw:style-name="gr38" draw:text-style-name="P11" draw:layer="layout" svg:x1="20.066cm" svg:y1="15.24cm" svg:x2="15.494cm" svg:y2="15.494cm">
          <text:p/>
        </draw:line>
        <draw:line draw:style-name="gr38" draw:text-style-name="P11" draw:layer="layout" svg:x1="18.288cm" svg:y1="12.446cm" svg:x2="20.066cm" svg:y2="15.24cm">
          <text:p/>
        </draw:line>
        <draw:line draw:style-name="gr38" draw:text-style-name="P11" draw:layer="layout" svg:x1="20.066cm" svg:y1="15.24cm" svg:x2="17.018cm" svg:y2="8.382cm">
          <text:p/>
        </draw:line>
        <draw:line draw:style-name="gr38" draw:text-style-name="P11" draw:layer="layout" svg:x1="21.082cm" svg:y1="7.366cm" svg:x2="22.606cm" svg:y2="13.462cm">
          <text:p/>
        </draw:lin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3T19" presentation:use-footer-name="ftr1" presentation:use-date-time-name="dtd1">
        <draw:frame presentation:style-name="pr7" draw:layer="layout" svg:width="26.924cm" svg:height="3.761cm" svg:x="0.508cm" svg:y="0.303cm" presentation:class="title">
          <draw:text-box>
            <text:p>Lumina Desktop on BSD</text:p>
          </draw:text-box>
        </draw:frame>
        <draw:custom-shape draw:style-name="gr35" draw:text-style-name="P7" draw:layer="layout" svg:width="11.684cm" svg:height="11.176cm" svg:x="0.508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1" draw:layer="layout" svg:width="2.54cm" svg:height="2.54cm" svg:x="1.524cm" svg:y="9.906cm">
          <text:p text:style-name="P20">Kerne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2" draw:layer="layout" svg:width="6.604cm" svg:height="3.81cm" svg:x="14.478cm" svg:y="5.842cm">
          <text:p text:style-name="P20">Graphics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3" draw:layer="layout" svg:width="8.128cm" svg:height="3.81cm" svg:x="13.462cm" svg:y="11.43cm">
          <text:p text:style-name="P20">Graphical Utilit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1" draw:layer="layout" svg:width="3.302cm" svg:height="3.048cm" svg:x="1.524cm" svg:y="6.604cm">
          <text:p text:style-name="P20">Driver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5" draw:layer="layout" svg:width="5.842cm" svg:height="3.81cm" svg:x="5.334cm" svg:y="6.35cm">
          <text:p text:style-name="P7">System Librari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7" draw:layer="layout" svg:width="5.842cm" svg:height="2.54cm" svg:x="5.334cm" svg:y="11.176cm">
          <text:p text:style-name="P7">CLI Utilitie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8" draw:text-style-name="P11" draw:layer="layout" svg:x1="14.732cm" svg:y1="7.62cm" svg:x2="10.16cm" svg:y2="7.366cm">
          <text:p/>
        </draw:line>
        <draw:line draw:style-name="gr38" draw:text-style-name="P11" draw:layer="layout" svg:x1="14.732cm" svg:y1="12.446cm" svg:x2="10.922cm" svg:y2="12.446cm">
          <text:p/>
        </draw:line>
        <draw:line draw:style-name="gr38" draw:text-style-name="P11" draw:layer="layout" svg:x1="14.732cm" svg:y1="12.446cm" svg:x2="10.668cm" svg:y2="9.144cm">
          <text:p/>
        </draw:line>
        <draw:line draw:style-name="gr38" draw:text-style-name="P11" draw:layer="layout" svg:x1="17.526cm" svg:y1="9.398cm" svg:x2="17.526cm" svg:y2="12.192cm">
          <text:p/>
        </draw:line>
        <presentation:notes draw:style-name="dp2">
          <draw:page-thumbnail draw:style-name="gr1"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layer="layout" svg:width="26.924cm" svg:height="3.761cm" svg:x="0.508cm" svg:y="0.303cm" presentation:class="title">
          <draw:text-box>
            <text:p>OS-Interface in Lumina</text:p>
          </draw:text-box>
        </draw:frame>
        <draw:frame presentation:style-name="pr5" draw:layer="layout" svg:width="26.924cm" svg:height="12.183cm" svg:x="0.508cm" svg:y="4.318cm" presentation:class="outline">
          <draw:text-box>
            <text:list text:style-name="L2">
              <text:list-item>
                <text:p>Lumina has an “OS-Interface” concept </text:p>
                <text:list>
                  <text:list-item>
                    <text:list>
                      <text:list-item>
                        <text:p>A single C++ class for common OS interactions </text:p>
                        <text:p><text:span text:style-name="T3">Examples: volume, screen brightness, battery status, and shutdown</text:span></text:p>
                      </text:list-item>
                    </text:list>
                  </text:list-item>
                </text:list>
              </text:list-item>
              <text:list-item>
                <text:p>Lumina treats the OS as <text:span text:style-name="T6">complete</text:span><text:span text:style-name="T7">. It expects the OS to have administration utilities included.</text:span><text:span text:style-name="T7"> </text:span></text:p>
                <text:list>
                  <text:list-item>
                    <text:list>
                      <text:list-header>
                        <text:p><text:span text:style-name="T7">Examples: networking, device, and user management</text:span></text:p>
                      </text:list-header>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19" presentation:use-footer-name="ftr1" presentation:use-date-time-name="dtd1">
        <draw:frame presentation:style-name="pr7" draw:layer="layout" svg:width="26.924cm" svg:height="3.761cm" svg:x="0.508cm" svg:y="0.303cm" presentation:class="title">
          <draw:text-box>
            <text:p>Linux Desktop Runtime</text:p>
          </draw:text-box>
        </draw:frame>
        <draw:custom-shape draw:style-name="gr39" draw:text-style-name="P7" xml:id="id1" draw:id="id1" draw:layer="layout" svg:width="2.032cm" svg:height="12.446cm" svg:x="0.762cm" svg:y="4.826cm">
          <text:p text:style-name="P7">User</text:p>
          <text:p text:style-name="P7">Login</text:p>
          <draw:enhanced-geometry svg:viewBox="0 0 21600 21600" draw:type="rectangle" draw:enhanced-path="M 0 0 L 21600 0 21600 21600 0 21600 0 0 Z N"/>
        </draw:custom-shape>
        <draw:custom-shape draw:style-name="gr40" draw:text-style-name="P7" draw:layer="layout" svg:width="12.954cm" svg:height="13.97cm" svg:x="4.064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9" xml:id="id4" draw:id="id4" draw:layer="layout" svg:width="3.556cm" svg:height="3.81cm" svg:x="18.796cm" svg:y="6.858cm">
          <text:p text:style-name="P7">App 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9" xml:id="id7" draw:id="id7" draw:layer="layout" svg:width="3.556cm" svg:height="3.81cm" svg:x="16.764cm" svg:y="15.24cm">
          <text:p text:style-name="P7">App 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9" xml:id="id5" draw:id="id5" draw:layer="layout" svg:width="3.556cm" svg:height="3.81cm" svg:x="22.098cm" svg:y="9.144cm">
          <text:p text:style-name="P7">App 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9" xml:id="id6" draw:id="id6" draw:layer="layout" svg:width="3.556cm" svg:height="3.81cm" svg:x="20.066cm" svg:y="13.208cm">
          <text:p text:style-name="P7">App 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2" xml:id="id2" draw:id="id2" draw:layer="layout" svg:width="2.54cm" svg:height="2.794cm" svg:x="4.064cm" svg:y="9.652cm">
          <text:p text:style-name="P7">DE in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2.54cm" svg:height="2.54cm" svg:x="6.35cm" svg:y="7.112cm">
          <text:p text:style-name="P7">Deskto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1" draw:layer="layout" svg:width="4.318cm" svg:height="2.794cm" svg:x="7.62cm" svg:y="9.652cm">
          <text:p text:style-name="P7">Panels</text:p>
          <text:p text:style-name="P7">(multip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0" xml:id="id3" draw:id="id3" draw:layer="layout" svg:width="3.048cm" svg:height="2.794cm" svg:x="13.716cm" svg:y="8.636cm">
          <text:p text:style-name="P7">Launc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2.794cm" svg:height="2.794cm" svg:x="9.652cm" svg:y="6.858cm">
          <text:p text:style-name="P7">Settings</text:p>
          <text:p text:style-name="P7">Mg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0" draw:layer="layout" svg:width="2.794cm" svg:height="2.794cm" svg:x="5.842cm" svg:y="12.446cm">
          <text:p text:style-name="P7">W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0" draw:layer="layout" svg:width="3.81cm" svg:height="3.556cm" svg:x="8.636cm" svg:y="14.224cm">
          <text:p text:style-name="P7">Screensaver</text:p>
          <text:p text:style-name="P7">/ Lock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2.794cm" svg:height="2.794cm" svg:x="7.874cm" svg:y="4.572cm">
          <text:p text:style-name="P7">Device</text:p>
          <text:p text:style-name="P7">Mg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31" draw:layer="layout" svg:width="4.572cm" svg:height="3.556cm" svg:x="11.684cm" svg:y="11.684cm">
          <text:p text:style-name="P7">Virtual</text:p>
          <text:p text:style-name="P7">Filesystem</text:p>
          <text:p text:style-name="P7">Overlay</text:p>
          <text:p text:style-name="P7">(GVF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34" draw:layer="layout" svg:width="6.858cm" svg:height="2.54cm" svg:x="13.97cm" svg:y="3.556cm">
          <text:p text:style-name="P33"><text:span text:style-name="T8">Note</text:span><text:span text:style-name="T9">: </text:span></text:p>
          <text:p text:style-name="P33"><text:span text:style-name="T9">“</text:span><text:span text:style-name="T9">dbus” is typically used </text:span></text:p>
          <text:p text:style-name="P33"><text:span text:style-name="T9">for the process “glue”</text:span></text:p>
          <draw:enhanced-geometry svg:viewBox="0 0 21600 21600" draw:type="rectangle" draw:enhanced-path="M 0 0 L 21600 0 21600 21600 0 21600 0 0 Z N"/>
        </draw:custom-shape>
        <draw:connector draw:style-name="gr51" draw:text-style-name="P11" draw:layer="layout" draw:type="line" svg:x1="2.794cm" svg:y1="11.049cm" svg:x2="4.064cm" svg:y2="11.049cm" draw:start-shape="id1" draw:start-glue-point="1" draw:end-shape="id2" draw:end-glue-point="6" svg:d="M2794 11049h1270" svg:viewBox="0 0 1271 1">
          <text:p/>
        </draw:connector>
        <draw:connector draw:style-name="gr51" draw:text-style-name="P11" draw:layer="layout" draw:type="line" svg:x1="16.764cm" svg:y1="10.033cm" svg:x2="18.796cm" svg:y2="8.763cm" draw:start-shape="id3" draw:end-shape="id4" draw:end-glue-point="6" svg:d="M16764 10033l2032-1270" svg:viewBox="0 0 2033 1271">
          <text:p/>
        </draw:connector>
        <draw:connector draw:style-name="gr51" draw:text-style-name="P11" draw:layer="layout" draw:type="line" svg:x1="16.764cm" svg:y1="10.033cm" svg:x2="22.098cm" svg:y2="11.049cm" draw:end-shape="id5" svg:d="M16764 10033l5334 1016" svg:viewBox="0 0 5335 1017">
          <text:p/>
        </draw:connector>
        <draw:connector draw:style-name="gr51" draw:text-style-name="P11" draw:layer="layout" draw:type="line" svg:x1="16.764cm" svg:y1="10.033cm" svg:x2="20.586cm" svg:y2="13.766cm" draw:end-shape="id6" draw:end-glue-point="5" svg:d="M16764 10033l3822 3733" svg:viewBox="0 0 3823 3734">
          <text:p/>
        </draw:connector>
        <draw:connector draw:style-name="gr51" draw:text-style-name="P11" draw:layer="layout" draw:type="line" svg:x1="16.764cm" svg:y1="10.033cm" svg:x2="18.542cm" svg:y2="15.24cm" draw:end-shape="id7" svg:d="M16764 10033l1778 5207" svg:viewBox="0 0 1779 5208">
          <text:p/>
        </draw:connector>
        <draw:custom-shape draw:style-name="gr52" draw:text-style-name="P29" draw:layer="layout" svg:width="2.794cm" svg:height="2.54cm" svg:x="12.7cm" svg:y="6.096cm">
          <text:p text:style-name="P7">Other</text:p>
          <text:p text:style-name="P7">Utilities</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14" presentation:class="page"/>
          <draw:frame presentation:style-name="pr6"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3T19" presentation:use-footer-name="ftr1" presentation:use-date-time-name="dtd1">
        <draw:custom-shape draw:style-name="gr53" draw:text-style-name="P7" xml:id="id16" draw:id="id16" draw:layer="layout" svg:width="9.398cm" svg:height="9.906cm" svg:x="4.064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7" draw:layer="layout" svg:width="26.924cm" svg:height="3.761cm" svg:x="0.508cm" svg:y="0.303cm" presentation:class="title">
          <draw:text-box>
            <text:p>Lumina Desktop Runtime</text:p>
          </draw:text-box>
        </draw:frame>
        <draw:custom-shape draw:style-name="gr39" draw:text-style-name="P7" xml:id="id8" draw:id="id8" draw:layer="layout" svg:width="2.032cm" svg:height="12.446cm" svg:x="0.762cm" svg:y="4.826cm">
          <text:p text:style-name="P7">User</text:p>
          <text:p text:style-name="P7">Login</text:p>
          <draw:enhanced-geometry svg:viewBox="0 0 21600 21600" draw:type="rectangle" draw:enhanced-path="M 0 0 L 21600 0 21600 21600 0 21600 0 0 Z N"/>
        </draw:custom-shape>
        <draw:custom-shape draw:style-name="gr41" draw:text-style-name="P29" xml:id="id11" draw:id="id11" draw:layer="layout" svg:width="3.556cm" svg:height="3.81cm" svg:x="18.796cm" svg:y="6.858cm">
          <text:p text:style-name="P7">App 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9" xml:id="id14" draw:id="id14" draw:layer="layout" svg:width="3.556cm" svg:height="3.81cm" svg:x="16.764cm" svg:y="15.24cm">
          <text:p text:style-name="P7">App 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9" xml:id="id12" draw:id="id12" draw:layer="layout" svg:width="3.556cm" svg:height="3.81cm" svg:x="22.098cm" svg:y="9.144cm">
          <text:p text:style-name="P7">App 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9" xml:id="id13" draw:id="id13" draw:layer="layout" svg:width="3.556cm" svg:height="3.81cm" svg:x="20.066cm" svg:y="13.208cm">
          <text:p text:style-name="P7">App 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2" xml:id="id9" draw:id="id9" draw:layer="layout" svg:width="2.54cm" svg:height="2.794cm" svg:x="4.064cm" svg:y="9.652cm">
          <text:p text:style-name="P7">DE ini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0" xml:id="id10" draw:id="id10" draw:layer="layout" svg:width="3.048cm" svg:height="2.794cm" svg:x="14.732cm" svg:y="9.652cm">
          <text:p text:style-name="P7">Launcher</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1" draw:text-style-name="P11" draw:layer="layout" draw:type="line" svg:x1="2.794cm" svg:y1="11.049cm" svg:x2="4.064cm" svg:y2="11.049cm" draw:start-shape="id8" draw:start-glue-point="1" draw:end-shape="id9" draw:end-glue-point="6" svg:d="M2794 11049h1270" svg:viewBox="0 0 1271 1">
          <text:p/>
        </draw:connector>
        <draw:connector draw:style-name="gr51" draw:text-style-name="P11" draw:layer="layout" draw:type="line" svg:x1="17.78cm" svg:y1="11.049cm" svg:x2="18.796cm" svg:y2="8.763cm" draw:start-shape="id10" draw:end-shape="id11" draw:end-glue-point="6" svg:d="M17780 11049l1016-2286" svg:viewBox="0 0 1017 2287">
          <text:p/>
        </draw:connector>
        <draw:connector draw:style-name="gr51" draw:text-style-name="P11" draw:layer="layout" draw:type="line" svg:x1="17.78cm" svg:y1="11.049cm" svg:x2="22.098cm" svg:y2="11.049cm" draw:start-shape="id10" draw:end-shape="id12" svg:d="M17780 11049h4318" svg:viewBox="0 0 4319 1">
          <text:p/>
        </draw:connector>
        <draw:connector draw:style-name="gr51" draw:text-style-name="P11" draw:layer="layout" draw:type="line" svg:x1="17.78cm" svg:y1="11.049cm" svg:x2="20.586cm" svg:y2="13.766cm" draw:start-shape="id10" draw:start-glue-point="10" draw:end-shape="id13" draw:end-glue-point="5" svg:d="M17780 11049l2806 2717" svg:viewBox="0 0 2807 2718">
          <text:p/>
        </draw:connector>
        <draw:connector draw:style-name="gr51" draw:text-style-name="P11" draw:layer="layout" draw:type="line" svg:x1="17.78cm" svg:y1="11.049cm" svg:x2="18.542cm" svg:y2="15.24cm" draw:start-shape="id10" draw:start-glue-point="10" draw:end-shape="id14" svg:d="M17780 11049l762 4191" svg:viewBox="0 0 763 4192">
          <text:p/>
        </draw:connector>
        <draw:custom-shape draw:style-name="gr43" draw:text-style-name="P30" draw:layer="layout" svg:width="2.54cm" svg:height="2.54cm" svg:x="6.35cm" svg:y="7.366cm">
          <text:p text:style-name="P7">Deskto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0" draw:layer="layout" svg:width="2.794cm" svg:height="2.794cm" svg:x="6.096cm" svg:y="12.192cm">
          <text:p text:style-name="P7">W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30" draw:layer="layout" svg:width="3.81cm" svg:height="3.556cm" svg:x="8.636cm" svg:y="9.144cm">
          <text:p text:style-name="P7">Screensaver</text:p>
          <text:p text:style-name="P7">/ Lock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15" draw:id="id15" draw:layer="layout" svg:width="2.794cm" svg:height="2.54cm" svg:x="13.97cm" svg:y="5.334cm">
          <text:p text:style-name="P7">Other</text:p>
          <text:p text:style-name="P7">Utilitie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1" draw:text-style-name="P11" draw:layer="layout" draw:type="line" svg:x1="16.256cm" svg:y1="9.652cm" svg:x2="15.367cm" svg:y2="7.874cm" draw:start-shape="id10" draw:end-shape="id15" svg:d="M16256 9652l-889-1778" svg:viewBox="0 0 890 1779">
          <text:p/>
        </draw:connector>
        <draw:connector draw:style-name="gr51" draw:text-style-name="P11" draw:layer="layout" draw:type="line" svg:x1="13.462cm" svg:y1="11.049cm" svg:x2="14.732cm" svg:y2="11.049cm" draw:start-shape="id16" draw:start-glue-point="10" draw:end-shape="id10" svg:d="M13462 11049h1270" svg:viewBox="0 0 1271 1">
          <text:p/>
        </draw:connector>
        <draw:custom-shape draw:style-name="gr54" draw:text-style-name="P35" draw:layer="layout" svg:width="11.43cm" svg:height="2.794cm" svg:x="3.302cm" svg:y="16.256cm">
          <text:p text:style-name="P33"><text:span text:style-name="T10">Note</text:span><text:span text:style-name="T11">: For Lumina 2.0, the desktop, </text:span></text:p>
          <text:p text:style-name="P33"><text:span text:style-name="T11">WM, and screensaver/locker are</text:span></text:p>
          <text:p text:style-name="P33"><text:span text:style-name="T11">merged into a single binary.</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1T0" presentation:use-footer-name="ftr1" presentation:use-date-time-name="dtd1">
        <draw:frame presentation:style-name="pr7" draw:layer="layout" svg:width="26.924cm" svg:height="3.761cm" svg:x="0.508cm" svg:y="0.303cm" presentation:class="title">
          <draw:text-box>
            <text:p>?? <text:s text:c="3"/>Questions<text:tab/> <text:s text:c="2"/>??</text:p>
          </draw:text-box>
        </draw:frame>
        <draw:frame presentation:style-name="pr8" draw:text-style-name="P4" draw:layer="layout" svg:width="26.924cm" svg:height="12.183cm" svg:x="0.508cm" svg:y="4.318cm" presentation:class="subtitle">
          <draw:text-box>
            <text:p>Websites: </text:p>
            <text:p><text:span text:style-name="T12"><text:a xlink:href="http://lumina-desktop.org/" xlink:type="simple">http://lumina-desktop.org</text:a></text:span></text:p>
            <text:p><text:span text:style-name="T12"><text:a xlink:href="http://www.trueos.org/" xlink:type="simple">http://www.trueos.org</text:a></text:span></text:p>
            <text:p><text:span text:style-name="T12"/></text:p>
            <text:p><text:span text:style-name="T13">Slides:</text:span></text:p>
            <text:p><text:span text:style-name="T12">https://www.slideshare.net/beanpole135</text:span></text:p>
          </draw:text-box>
        </draw:frame>
        <presentation:notes draw:style-name="dp2">
          <draw:page-thumbnail draw:style-name="gr1" draw:layer="layout" svg:width="13.968cm" svg:height="10.476cm" svg:x="3.81cm" svg:y="2.123cm" draw:page-number="16"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erif" svg:font-family="'Noto Serif'" style:font-family-generic="roman" style:font-pitch="variable"/>
    <style:font-face style:name="Droid Sans Fallback" svg:font-family="'Droid Sans Fallback'" style:font-family-generic="system" style:font-pitch="variable"/>
    <style:font-face style:name="Noto Sans1" svg:font-family="'Noto Sans'" style:font-family-generic="system" style:font-pitch="variable"/>
  </office:font-face-decls>
  <office:styles>
    <draw:fill-image draw:name="Bitmape_20_1" draw:display-name="Bitmape 1" xlink:href="Pictures/100000000000017A000001534B7677389F593B60.jpg" xlink:type="simple" xlink:show="embed" xlink:actuate="onLoad"/>
    <draw:opacity draw:name="Transparency_20_39" draw:display-name="Transparency 39" draw:style="rectangular" draw:cx="50%" draw:cy="50%" draw:start="5%" draw:end="95%" draw:angle="0" draw:border="0%"/>
    <draw:marker draw:name="Arrow" svg:viewBox="0 0 20 30" svg:d="M10 0l-10 30h20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oto Serif" fo:font-size="24pt" fo:language="en" fo:country="U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81cm" text:min-label-width="0.9cm"/>
            <style:text-properties fo:font-family="StarSymbol" style:font-charset="x-symbol" style:use-window-font-color="true" fo:font-size="45%"/>
          </text:list-level-style-bullet>
          <text:list-level-style-bullet text:level="2" text:bullet-char="●">
            <style:list-level-properties text:space-before="0.762cm" text:min-label-width="0.9cm"/>
            <style:text-properties fo:font-family="StarSymbol" style:font-charset="x-symbol" style:use-window-font-color="true" fo:font-size="45%"/>
          </text:list-level-style-bullet>
          <text:list-level-style-bullet text:level="3" text:bullet-char="●">
            <style:list-level-properties text:space-before="1.143cm" text:min-label-width="0.8cm"/>
            <style:text-properties fo:font-family="StarSymbol" style:font-charset="x-symbol" style:use-window-font-color="true" fo:font-size="45%"/>
          </text:list-level-style-bullet>
          <text:list-level-style-bullet text:level="4" text:bullet-char="●">
            <style:list-level-properties text:space-before="1.524cm" text:min-label-width="0.6cm"/>
            <style:text-properties fo:font-family="StarSymbol" style:font-charset="x-symbol" style:use-window-font-color="true" fo:font-size="45%"/>
          </text:list-level-style-bullet>
          <text:list-level-style-bullet text:level="5" text:bullet-char="●">
            <style:list-level-properties text:space-before="1.905cm" text:min-label-width="0.6cm"/>
            <style:text-properties fo:font-family="StarSymbol" style:font-charset="x-symbol" style:use-window-font-color="true" fo:font-size="45%"/>
          </text:list-level-style-bullet>
          <text:list-level-style-bullet text:level="6" text:bullet-char="●">
            <style:list-level-properties text:space-before="2.286cm" text:min-label-width="0.6cm"/>
            <style:text-properties fo:font-family="StarSymbol" style:font-charset="x-symbol" style:use-window-font-color="true" fo:font-size="45%"/>
          </text:list-level-style-bullet>
          <text:list-level-style-bullet text:level="7" text:bullet-char="●">
            <style:list-level-properties text:space-before="2.667cm" text:min-label-width="0.6cm"/>
            <style:text-properties fo:font-family="StarSymbol" style:font-charset="x-symbol" style:use-window-font-color="true" fo:font-size="45%"/>
          </text:list-level-style-bullet>
          <text:list-level-style-bullet text:level="8" text:bullet-char="●">
            <style:list-level-properties text:space-before="3.048cm" text:min-label-width="0.6cm"/>
            <style:text-properties fo:font-family="StarSymbol" style:font-charset="x-symbol" style:use-window-font-color="true" fo:font-size="45%"/>
          </text:list-level-style-bullet>
          <text:list-level-style-bullet text:level="9" text:bullet-char="●">
            <style:list-level-properties text:space-before="3.429cm" text:min-label-width="0.6cm"/>
            <style:text-properties fo:font-family="StarSymbol" style:font-charset="x-symbol" style:use-window-font-color="true" fo:font-size="45%"/>
          </text:list-level-style-bullet>
          <text:list-level-style-bullet text:level="10" text:bullet-char="●">
            <style:list-level-properties text:space-before="3.81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499cm" fo:text-indent="0cm"/>
      <style:text-properties fo:color="#dddddd"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dddddd" style:text-outline="false" fo:font-size="28pt" fo:text-shadow="none" style:font-size-asian="28pt" style:font-size-complex="28pt" style:font-relief="none"/>
    </style:style>
    <style:style style:name="Default-outline3" style:family="presentation" style:parent-style-name="Default-outline2">
      <style:paragraph-properties fo:margin-left="0cm" fo:margin-right="0cm" fo:margin-top="0cm" fo:margin-bottom="0.3cm" fo:text-indent="0cm"/>
      <style:text-properties fo:color="#dddddd" style:text-outline="false" fo:font-size="24pt" fo:text-shadow="none" style:font-size-asian="24pt" style:font-size-complex="24pt" style:font-relief="none"/>
    </style:style>
    <style:style style:name="Default-outline4" style:family="presentation" style:parent-style-name="Default-outline3">
      <style:paragraph-properties fo:margin-left="0cm" fo:margin-right="0cm" fo:margin-top="0cm" fo:margin-bottom="0.2cm" fo:text-indent="0cm"/>
      <style:text-properties fo:color="#dddddd" style:text-outline="false" fo:font-size="20pt" fo:text-shadow="none" style:font-size-asian="20pt" style:font-size-complex="20pt" style:font-relief="none"/>
    </style:style>
    <style:style style:name="Default-outline5" style:family="presentation" style:parent-style-name="Default-outline4">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outline6" style:family="presentation" style:parent-style-name="Default-outline5">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outline7" style:family="presentation" style:parent-style-name="Default-outline6">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outline8" style:family="presentation" style:parent-style-name="Default-outline7">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outline9" style:family="presentation" style:parent-style-name="Default-outline8">
      <style:paragraph-properties fo:margin-left="0cm" fo:margin-right="0cm" fo:margin-top="0cm" fo:margin-bottom="0.1cm" fo:text-indent="0cm"/>
      <style:text-properties fo:color="#dddddd" style:text-outline="false" fo:font-size="20pt" fo:text-shadow="none"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gradient" draw:fill-color="#666666" draw:opacity="100%"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11111"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embossed"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bitmap" draw:fill-color="#ffffff" draw:fill-image-name="Bitmape_20_1" draw:opacity="100%" draw:auto-grow-width="true" fo:min-height="20.756cm" fo:min-width="27.491cm"/>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color="#ffffff" draw:fill-image-name="Bitmape_20_1" draw:opacity="100%"/>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size="14pt" fo:font-style="italic" style:font-size-asian="14pt" style:font-style-asian="italic" style:font-size-complex="14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draw:style-name="Mgr3" draw:text-style-name="MP5" draw:layer="backgroundobjects" svg:width="27.991cm" svg:height="21.006cm" svg:x="0cm" svg:y="0cm">
        <draw:text-box>
          <text:p/>
        </draw:text-box>
      </draw:frame>
      <draw:frame presentation:style-name="Default-title" draw:layer="backgroundobjects" svg:width="26.924cm" svg:height="3.761cm" svg:x="0.508cm" svg:y="0.303cm" presentation:class="title" presentation:placeholder="true">
        <draw:text-box/>
      </draw:frame>
      <draw:frame presentation:style-name="Default-outline1" draw:layer="backgroundobjects" svg:width="26.924cm" svg:height="12.183cm" svg:x="0.508cm" svg:y="4.318cm" presentation:class="outline" presentation:placeholder="true">
        <draw:text-box/>
      </draw:frame>
      <draw:frame presentation:style-name="Mpr1" draw:text-style-name="MP7" draw:layer="backgroundobjects" svg:width="7.029cm" svg:height="0.94cm" svg:x="20.821cm" svg:y="20.066cm" presentation:class="date-time">
        <draw:text-box>
          <text:p text:style-name="MP6"><text:span text:style-name="MT2"><presentation:date-time/></text:span></text:p>
        </draw:text-box>
      </draw:frame>
      <draw:frame presentation:style-name="Mpr1" draw:text-style-name="MP7" draw:layer="backgroundobjects" svg:width="12.442cm" svg:height="1.87cm" svg:x="8.379cm" svg:y="19.136cm" presentation:class="footer">
        <draw:text-box>
          <text:p text:style-name="MP6"><text:span text:style-name="MT2"><presentation:footer/></text:span></text:p>
        </draw:text-box>
      </draw:frame>
      <draw:frame presentation:style-name="Mpr1" draw:text-style-name="MP7" draw:layer="backgroundobjects" svg:width="7.029cm" svg:height="0.935cm" svg:x="20.821cm" svg:y="19.136cm" presentation:class="page-number">
        <draw:text-box>
          <text:p text:style-name="MP6"><text:span text:style-name="MT2">Page </text:span><text:span text:style-name="MT2"><text:page-number>&lt;number&gt;</text:page-number></text:span><text:span text:style-name="MT2">/</text:span><text:span text:style-name="MT2"><text:page-count>16</text:page-count></text:span></text:p>
        </draw:text-box>
      </draw:frame>
      <draw:frame draw:style-name="Mgr4" draw:text-style-name="MP8" draw:layer="backgroundobjects" svg:width="2.185cm" svg:height="1.656cm" svg:x="0.254cm" svg:y="19.05cm">
        <draw:image xlink:href="Pictures/100002010000003E0000002FF991BB7930DB95D0.png" xlink:type="simple" xlink:show="embed" xlink:actuate="onLoad">
          <text:p/>
        </draw:image>
      </draw:frame>
      <draw:frame draw:style-name="Mgr4" draw:text-style-name="MP8" draw:layer="backgroundobjects" svg:width="1.778cm" svg:height="1.778cm" svg:x="2.54cm" svg:y="19.05cm">
        <draw:image xlink:href="Pictures/1000020100000100000001005D5FDF6DBC99F771.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7T14:20:48</meta:creation-date>
    <meta:editing-duration>PT3H18M58S</meta:editing-duration>
    <meta:editing-cycles>19</meta:editing-cycles>
    <meta:generator>LibreOffice/5.2.6.2$FreeBSD_X86_64 LibreOffice_project/20m0$Build-2</meta:generator>
    <dc:date>2017-04-27T15:22:33.243302469</dc:date>
    <meta:document-statistic meta:object-count="224"/>
  </office:meta>
</office:document-meta>
</file>